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 style:may-break-between-rows="false"/>
    </style:style>
    <style:style style:name="Table1.A" style:family="table-column">
      <style:table-column-properties style:column-width="0.8118in" style:rel-column-width="1168*"/>
    </style:style>
    <style:style style:name="Table1.B" style:family="table-column">
      <style:table-column-properties style:column-width="0.3875in" style:rel-column-width="5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Y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3" style:family="table-cell">
      <style:table-cell-properties fo:background-color="#ed1c24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1.J4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Y4" style:family="table-cell">
      <style:table-cell-properties fo:background-color="#ed1c2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Y6" style:family="table-cell">
      <style:table-cell-properties fo:background-color="#fff2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1181in" table:align="margins" style:shadow="none"/>
    </style:style>
    <style:style style:name="Table2.A" style:family="table-column">
      <style:table-column-properties style:column-width="0.4389in" style:rel-column-width="632*"/>
    </style:style>
    <style:style style:name="Table2.B" style:family="table-column">
      <style:table-column-properties style:column-width="0.1861in" style:rel-column-width="268*"/>
    </style:style>
    <style:style style:name="Table2.C" style:family="table-column">
      <style:table-column-properties style:column-width="9.4931in" style:rel-column-width="13670*"/>
    </style:style>
    <style:style style:name="Table2.A1" style:family="table-cell">
      <style:table-cell-properties fo:background-color="#ed1c2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none" fo:border-bottom="none"/>
    </style:style>
    <style:style style:name="Table2.C1" style:family="table-cell">
      <style:table-cell-properties fo:padding="0.0382in" fo:border="none"/>
    </style:style>
    <style:style style:name="Table2.A2" style:family="table-cell">
      <style:table-cell-properties fo:background-color="#00b274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="none"/>
    </style:style>
    <style:style style:name="Table2.A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000000" fo:border-right="none" fo:border-top="none" fo:border-bottom="none"/>
    </style:style>
    <style:style style:name="Table2.C3" style:family="table-cell">
      <style:table-cell-properties fo:padding="0.0382in" fo:border="none"/>
    </style:style>
    <style:style style:name="P1" style:family="paragraph" style:parent-style-name="Footer">
      <style:text-properties fo:font-size="11pt" fo:font-style="italic" officeooo:rsid="0004d222" officeooo:paragraph-rsid="0004d222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355ff" officeooo:paragraph-rsid="000355ff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04d222" officeooo:paragraph-rsid="0004d2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55ff" officeooo:paragraph-rsid="000355ff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officeooo:rsid="000355ff" officeooo:paragraph-rsid="000355ff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4d222" officeooo:paragraph-rsid="0004d222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355ff" officeooo:paragraph-rsid="000355ff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4d222" officeooo:paragraph-rsid="0004d22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067485" officeooo:paragraph-rsid="00067485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0355ff" officeooo:paragraph-rsid="000355ff" fo:background-color="#00a65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background-color="#00a65d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NDS TO RUN (RECOMMENDATION)</text:p>
      <text:p text:style-name="P2">YE2A – NOVEMBER 2018</text:p>
      <text:p text:style-name="P2"/>
      <text:p text:style-name="P6">Referensi utama:</text:p>
      <text:list xml:id="list3855647247" text:style-name="L1">
        <text:list-item>
          <text:p text:style-name="P3">Summary.pdf</text:p>
        </text:list-item>
        <text:list-item>
          <text:p text:style-name="P3">Band-Profile.pdf</text:p>
        </text:list-item>
        <text:list-item>
          <text:p text:style-name="P3">Zone-Planner.pdf</text:p>
        </text:list-item>
      </text:list>
      <text:p text:style-name="P4"/>
      <table:table table:name="Table1" table:style-name="Table1">
        <table:table-column table:style-name="Table1.A"/>
        <table:table-column table:style-name="Table1.B" table:number-columns-repeated="24"/>
        <table:table-row>
          <table:table-cell table:style-name="Table1.A1" table:number-rows-spanned="2" office:value-type="string">
            <text:p text:style-name="P7">BAND</text:p>
          </table:table-cell>
          <table:table-cell table:style-name="Table1.B1" table:number-columns-spanned="24" office:value-type="string">
            <text:p text:style-name="P7">HOUR UT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0</text:p>
          </table:table-cell>
          <table:table-cell table:style-name="Table1.B2" office:value-type="string">
            <text:p text:style-name="P7">1</text:p>
          </table:table-cell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3</text:p>
          </table:table-cell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7">5</text:p>
          </table:table-cell>
          <table:table-cell table:style-name="Table1.B2" office:value-type="string">
            <text:p text:style-name="P7">6</text:p>
          </table:table-cell>
          <table:table-cell table:style-name="Table1.B2" office:value-type="string">
            <text:p text:style-name="P7">7</text:p>
          </table:table-cell>
          <table:table-cell table:style-name="Table1.B2" office:value-type="string">
            <text:p text:style-name="P7">8</text:p>
          </table:table-cell>
          <table:table-cell table:style-name="Table1.B2" office:value-type="string">
            <text:p text:style-name="P7">9</text:p>
          </table:table-cell>
          <table:table-cell table:style-name="Table1.B2" office:value-type="string">
            <text:p text:style-name="P7">10</text:p>
          </table:table-cell>
          <table:table-cell table:style-name="Table1.B2" office:value-type="string">
            <text:p text:style-name="P7">11</text:p>
          </table:table-cell>
          <table:table-cell table:style-name="Table1.B2" office:value-type="string">
            <text:p text:style-name="P7">12</text:p>
          </table:table-cell>
          <table:table-cell table:style-name="Table1.B2" office:value-type="string">
            <text:p text:style-name="P7">13</text:p>
          </table:table-cell>
          <table:table-cell table:style-name="Table1.B2" office:value-type="string">
            <text:p text:style-name="P7">14</text:p>
          </table:table-cell>
          <table:table-cell table:style-name="Table1.B2" office:value-type="string">
            <text:p text:style-name="P7">15</text:p>
          </table:table-cell>
          <table:table-cell table:style-name="Table1.B2" office:value-type="string">
            <text:p text:style-name="P7">16</text:p>
          </table:table-cell>
          <table:table-cell table:style-name="Table1.B2" office:value-type="string">
            <text:p text:style-name="P7">17</text:p>
          </table:table-cell>
          <table:table-cell table:style-name="Table1.B2" office:value-type="string">
            <text:p text:style-name="P7">18</text:p>
          </table:table-cell>
          <table:table-cell table:style-name="Table1.B2" office:value-type="string">
            <text:p text:style-name="P7">19</text:p>
          </table:table-cell>
          <table:table-cell table:style-name="Table1.B2" office:value-type="string">
            <text:p text:style-name="P7">20</text:p>
          </table:table-cell>
          <table:table-cell table:style-name="Table1.B2" office:value-type="string">
            <text:p text:style-name="P7">21</text:p>
          </table:table-cell>
          <table:table-cell table:style-name="Table1.B2" office:value-type="string">
            <text:p text:style-name="P7">22</text:p>
          </table:table-cell>
          <table:table-cell table:style-name="Table1.Y2" office:value-type="string">
            <text:p text:style-name="P7">23</text:p>
          </table:table-cell>
        </table:table-row>
        <table:table-row>
          <table:table-cell table:style-name="Table1.B2" office:value-type="string">
            <text:p text:style-name="P7">10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Y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7">15</text:p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Y4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7">20</text:p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4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E4" office:value-type="string">
            <text:p text:style-name="P13"/>
          </table:table-cell>
          <table:table-cell table:style-name="Table1.J4" office:value-type="string">
            <text:p text:style-name="P13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Y4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7">40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Y6" office:value-type="string">
            <text:p text:style-name="P15"/>
          </table:table-cell>
        </table:table-row>
        <table:table-row>
          <table:table-cell table:style-name="Table1.B2" office:value-type="string">
            <text:p text:style-name="P7">80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Y6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9">Notes</text:p>
            <text:p text:style-name="P8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Y2" office:value-type="string">
            <text:p text:style-name="P10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1"/>
          </table:table-cell>
          <table:table-cell table:style-name="Table2.C1" office:value-type="string">
            <text:p text:style-name="P12">High Priority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2">Priority</text:p>
          </table:table-cell>
        </table:table-row>
        <table:table-row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11"/>
          </table:table-cell>
          <table:table-cell table:style-name="Table2.C3" office:value-type="string">
            <text:p text:style-name="P12">Less Priorit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1pt" fo:font-style="italic" officeooo:rsid="0004d222" officeooo:paragraph-rsid="0004d222" style:font-size-asian="11pt" style:font-style-asian="italic" style:font-size-complex="11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1:09:26.846903696</meta:creation-date>
    <dc:date>2018-11-15T01:35:25.171478529</dc:date>
    <meta:editing-duration>PT5M15S</meta:editing-duration>
    <meta:editing-cycles>2</meta:editing-cycles>
    <meta:generator>LibreOffice/6.0.5.2$Linux_X86_64 LibreOffice_project/00m0$Build-2</meta:generator>
    <meta:document-statistic meta:table-count="2" meta:image-count="0" meta:object-count="0" meta:page-count="1" meta:paragraph-count="42" meta:word-count="56" meta:character-count="226" meta:non-whitespace-character-count="214"/>
  </office:meta>
</office:document-meta>
</file>